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9361in" style:use-optimal-column-width="false"/>
    </style:style>
    <style:style style:name="TableColumn3" style:family="table-column">
      <style:table-column-properties style:column-width="1.1895in" style:use-optimal-column-width="false"/>
    </style:style>
    <style:style style:name="Table1" style:family="table" style:master-page-name="MP0">
      <style:table-properties style:width="7.1256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194in" fo:padding-bottom="0in" fo:padding-right="0.0194in"/>
    </style:style>
    <style:style style:name="P6" style:parent-style-name="內文0" style:family="paragraph">
      <style:paragraph-properties fo:break-before="page"/>
      <style:text-properties fo:color="#FF0000"/>
    </style:style>
    <style:style style:name="TableCell7" style:family="table-cell">
      <style:table-cell-properties fo:border="none" fo:padding-top="0in" fo:padding-left="0.0194in" fo:padding-bottom="0in" fo:padding-right="0.0194in"/>
    </style:style>
    <style:style style:name="P8" style:parent-style-name="內文0" style:family="paragraph">
      <style:text-properties fo:color="#FF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11" style:parent-style-name="內文" style:family="paragraph">
      <style:paragraph-properties fo:margin-top="0.0833in" fo:margin-bottom="0.0833in" fo:line-height="0.25in"/>
      <style:text-properties style:font-name-asian="標楷體" fo:color="#FF0000" fo:font-size="11pt" style:font-size-asian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14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15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16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17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18" style:parent-style-name="內文" style:family="paragraph">
      <style:paragraph-properties fo:margin-bottom="0.0833in" fo:line-height="0.25in" fo:text-indent="0.118in"/>
      <style:text-properties style:font-name-asian="標楷體" fo:color="#FF0000" fo:font-size="11pt" style:font-size-asian="11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FF0000" fo:padding-top="0in" fo:padding-left="0.0194in" fo:padding-bottom="0in" fo:padding-right="0.0194in"/>
    </style:style>
    <style:style style:name="P21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22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3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4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5" style:parent-style-name="內文" style:family="paragraph">
      <style:paragraph-properties fo:margin-bottom="0.0833in" fo:line-height="0.25in" fo:text-indent="0.118in"/>
      <style:text-properties style:font-name-asian="標楷體" fo:color="#FF0000" fo:font-size="11pt" style:font-size-asian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28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29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1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2" style:parent-style-name="內文" style:family="paragraph">
      <style:paragraph-properties fo:margin-bottom="0.0833in" fo:line-height="0.25in" fo:text-indent="0.118in"/>
      <style:text-properties style:font-name-asian="標楷體" fo:color="#FF0000" fo:font-size="11pt" style:font-size-asian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35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36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7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8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9" style:parent-style-name="內文" style:family="paragraph">
      <style:paragraph-properties fo:margin-bottom="0.0833in" fo:line-height="0.25in" fo:text-indent="0.118in"/>
      <style:text-properties style:font-name-asian="標楷體" fo:color="#FF0000" fo:font-size="11pt" style:font-size-asian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42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43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4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5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6" style:parent-style-name="內文" style:family="paragraph">
      <style:paragraph-properties fo:margin-bottom="0.0833in" fo:line-height="0.25in" fo:text-indent="0.118in"/>
      <style:text-properties style:font-name-asian="標楷體" fo:color="#FF0000" fo:font-size="11pt" style:font-size-asian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49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5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1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2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3" style:parent-style-name="內文" style:family="paragraph">
      <style:paragraph-properties fo:margin-bottom="0.0833in" fo:line-height="0.25in" fo:text-indent="0.118in"/>
      <style:text-properties style:font-name-asian="標楷體" fo:color="#FF0000" fo:font-size="11pt" style:font-size-asian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56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57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8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9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60" style:parent-style-name="內文" style:family="paragraph">
      <style:paragraph-properties fo:margin-bottom="0.0833in" fo:line-height="0.25in" fo:text-indent="0.118in"/>
      <style:text-properties style:font-name-asian="標楷體" fo:color="#FF0000" fo:font-size="11pt" style:font-size-asian="11pt"/>
    </style:style>
    <style:style style:name="P61" style:parent-style-name="內文" style:family="paragraph">
      <style:paragraph-properties fo:line-height="0.25in"/>
      <style:text-properties style:font-name-asian="標楷體" fo:color="#FF0000" fo:font-size="11pt" style:font-size-asian="11pt"/>
    </style:style>
    <style:style style:name="P62" style:parent-style-name="內文" style:family="paragraph">
      <style:paragraph-properties fo:text-align="center" fo:line-height="0.25in"/>
    </style:style>
    <style:style style:name="T63" style:parent-style-name="預設段落字型" style:family="text">
      <style:text-properties style:font-name-asian="標楷體" fo:color="#FF0000" fo:font-size="8pt" style:font-size-asian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申請人名冊</text:p>
          </table:table-cell>
          <table:table-cell table:style-name="TableCell7">
            <text:p text:style-name="P8">d14-3</text:p>
          </table:table-cell>
        </table:table-row>
        <table:table-row table:style-name="TableRow9">
          <table:table-cell table:style-name="TableCell10" table:number-columns-spanned="2">
            <text:p text:style-name="P11">本名冊共<text:s text:c="3"/>　頁<text:s text:c="2"/>本頁第<text:s text:c="4"/>頁<text:s text:c="2"/>申請人共　　名<text:s text:c="2"/>本頁<text:s text:c="3"/>　名</text:p>
          </table:table-cell>
          <table:covered-table-cell/>
        </table:table-row>
        <table:table-row table:style-name="TableRow12">
          <table:table-cell table:style-name="TableCell13" table:number-columns-spanned="2">
            <text:p text:style-name="P14">【1.申請人】</text:p>
            <text:p text:style-name="P15">【姓名】<text:s text:c="58"/>印</text:p>
            <text:p text:style-name="P16">【出生年月日】民國<text:s text:c="4"/>年<text:s text:c="4"/>月<text:s text:c="4"/>日<text:s text:c="4"/>【電話】</text:p>
            <text:p text:style-name="P17">【身分證統一編號】</text:p>
            <text:p text:style-name="P18">【住址】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【2.申請人】</text:p>
            <text:p text:style-name="P22">【姓名】<text:s text:c="58"/>印</text:p>
            <text:p text:style-name="P23">【出生年月日】民國<text:s text:c="2"/><text:s text:c="2"/>年<text:s text:c="4"/>月<text:s text:c="4"/>日<text:s text:c="4"/>【電話】</text:p>
            <text:p text:style-name="P24">【身分證統一編號】</text:p>
            <text:p text:style-name="P25">【住址】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【3.申請人】</text:p>
            <text:p text:style-name="P29">【姓名】<text:s text:c="58"/>印</text:p>
            <text:p text:style-name="P30">【出生年月日】民國<text:s text:c="4"/>年<text:s text:c="4"/>月<text:s text:c="4"/>日<text:s text:c="4"/>【電話】</text:p>
            <text:p text:style-name="P31">【身分證統一編號】</text:p>
            <text:p text:style-name="P32">【住址】</text:p>
          </table:table-cell>
          <table:covered-table-cell/>
        </table:table-row>
        <table:table-row table:style-name="TableRow33">
          <table:table-cell table:style-name="TableCell34" table:number-columns-spanned="2">
            <text:p text:style-name="P35">【4.申請人】</text:p>
            <text:p text:style-name="P36">【姓名】<text:s text:c="58"/>印</text:p>
            <text:p text:style-name="P37">【出生年月日】民國<text:s text:c="4"/>年<text:s text:c="4"/>月<text:s text:c="4"/>日<text:s/><text:s text:c="3"/>【電話】</text:p>
            <text:p text:style-name="P38">【身分證統一編號】</text:p>
            <text:p text:style-name="P39">【住址】</text:p>
          </table:table-cell>
          <table:covered-table-cell/>
        </table:table-row>
        <table:table-row table:style-name="TableRow40">
          <table:table-cell table:style-name="TableCell41" table:number-columns-spanned="2">
            <text:p text:style-name="P42">【5.申請人】</text:p>
            <text:p text:style-name="P43">【姓名】<text:s text:c="58"/>印</text:p>
            <text:p text:style-name="P44">【出生年月日】民國<text:s text:c="4"/>年<text:s text:c="4"/>月<text:s text:c="4"/>日<text:s text:c="4"/>【電話】</text:p>
            <text:p text:style-name="P45">【身分證統一編號】</text:p>
            <text:p text:style-name="P46">【住址】</text:p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P49">【6.申請人】</text:p>
            <text:p text:style-name="P50">【姓名】<text:s text:c="58"/>印</text:p>
            <text:p text:style-name="P51">【出生年月日】民國<text:s text:c="4"/>年<text:s text:c="4"/>月<text:s text:c="4"/>日<text:s text:c="4"/>【電話】</text:p>
            <text:p text:style-name="P52">【身分證統一編號】</text:p>
            <text:p text:style-name="P53">【住址】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>【7.申請人】</text:p>
            <text:p text:style-name="P57">【姓名】<text:s text:c="58"/>印</text:p>
            <text:p text:style-name="P58">【出生年月日】民國<text:s text:c="4"/>年<text:s text:c="4"/>月<text:s text:c="4"/>日<text:s text:c="4"/>【電話】</text:p>
            <text:p text:style-name="P59">【身分證統一編號】</text:p>
            <text:p text:style-name="P60">【住址】</text:p>
          </table:table-cell>
          <table:covered-table-cell/>
        </table:table-row>
      </table:table>
      <text:p text:style-name="P61">註：申請人為二人以上時才填此表。</text:p>
      <text:p text:style-name="P62"><text:span text:style-name="T63">d14-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widows="0" fo:orphans="0" fo:text-align="center" style:vertical-align="baseline" fo:margin-bottom="0.1666in"/>
      <style:text-properties style:font-name-asian="標楷體" style:letter-kerning="true" fo:font-size="16pt" style:font-size-asian="16pt" style:font-size-complex="10pt" fo:hyphenate="false"/>
    </style:style>
    <style:style style:name="頁尾" style:display-name="頁尾" style:family="paragraph" style:parent-style-name="內文">
      <style:paragraph-properties fo:widows="0" fo:orphans="0" style:snap-to-layout-grid="false" style:vertical-align="baseline" fo:line-height="0.2361in">
        <style:tab-stops>
          <style:tab-stop style:type="center" style:position="2.884in"/>
          <style:tab-stop style:type="right" style:position="5.768in"/>
        </style:tab-stops>
      </style:paragraph-properties>
      <style:text-properties style:letter-kerning="true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6298in" fo:margin-left="0.5909in" fo:margin-bottom="0.6298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申請人名冊</dc:title>
    <meta:initial-creator>a600090</meta:initial-creator>
    <dc:creator>林茂昌</dc:creator>
    <meta:creation-date>2018-11-14T02:26:00Z</meta:creation-date>
    <dc:date>2018-11-14T02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137" meta:character-count="921" meta:row-count="6" meta:non-whitespace-character-count="785"/>
  </office:meta>
</office:document-meta>
</file>